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/>
    </style:style>
    <style:style style:name="ce29" style:family="table-cell" style:parent-style-name="Default">
      <style:table-cell-properties fo:wrap-option="wrap" fo:border="1.25pt solid #000000"/>
    </style:style>
    <style:style style:name="ce34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4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297cm" svg:height="8.947cm" svg:x="0.117cm" svg:y="9.081cm">
            <draw:object draw:notify-on-update-of-ranges="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3.993cm" svg:height="9cm" svg:x="29.237cm" svg:y="8.981cm">
            <draw:object draw:notify-on-update-of-ranges="'tempo-e-vazaoV2'.Q42:'tempo-e-vazaoV2'.T42 'tempo-e-vazaoV2'.P43:'tempo-e-vazaoV2'.P43 'tempo-e-vazaoV2'.Q43:'tempo-e-vazaoV2'.T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/>
          <table:table-cell table:number-columns-repeated="2"/>
          <table:table-cell table:style-name="ce7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float" office:value="10.356727" calcext:value-type="float">
            <text:p>10.356727</text:p>
          </table:table-cell>
          <table:table-cell table:style-name="ce14" table:formula="of:=[$dadosV2.$A13]" office:value-type="float" office:value="10.304078" calcext:value-type="float">
            <text:p>10.304078</text:p>
          </table:table-cell>
          <table:table-cell table:style-name="ce14" table:formula="of:=[$dadosV2.$A24]" office:value-type="float" office:value="10.477459" calcext:value-type="float">
            <text:p>10.477459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float" office:value="10.354445" calcext:value-type="float">
            <text:p>10.354445</text:p>
          </table:table-cell>
          <table:table-cell table:style-name="ce14" table:formula="of:=[$dadosV2.$A14]" office:value-type="float" office:value="10.321092" calcext:value-type="float">
            <text:p>10.321092</text:p>
          </table:table-cell>
          <table:table-cell table:style-name="ce14" table:formula="of:=[$dadosV2.$A25]" office:value-type="float" office:value="10.477823" calcext:value-type="float">
            <text:p>10.477823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float" office:value="10.351844" calcext:value-type="float">
            <text:p>10.351844</text:p>
          </table:table-cell>
          <table:table-cell table:style-name="ce14" table:formula="of:=[$dadosV2.$A15]" office:value-type="float" office:value="10.304596" calcext:value-type="float">
            <text:p>10.304596</text:p>
          </table:table-cell>
          <table:table-cell table:style-name="ce14" table:formula="of:=[$dadosV2.$A26]" office:value-type="float" office:value="10.47528" calcext:value-type="float">
            <text:p>10.475280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float" office:value="10.367353" calcext:value-type="float">
            <text:p>10.367353</text:p>
          </table:table-cell>
          <table:table-cell table:style-name="ce14" table:formula="of:=[$dadosV2.$A16]" office:value-type="float" office:value="10.303598" calcext:value-type="float">
            <text:p>10.303598</text:p>
          </table:table-cell>
          <table:table-cell table:style-name="ce14" table:formula="of:=[$dadosV2.$A27]" office:value-type="float" office:value="10.486731" calcext:value-type="float">
            <text:p>10.486731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float" office:value="10.352759" calcext:value-type="float">
            <text:p>10.352759</text:p>
          </table:table-cell>
          <table:table-cell table:style-name="ce14" table:formula="of:=[$dadosV2.$A17]" office:value-type="float" office:value="10.305057" calcext:value-type="float">
            <text:p>10.305057</text:p>
          </table:table-cell>
          <table:table-cell table:style-name="ce14" table:formula="of:=[$dadosV2.$A28]" office:value-type="float" office:value="10.48879" calcext:value-type="float">
            <text:p>10.488790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float" office:value="10.359035" calcext:value-type="float">
            <text:p>10.359035</text:p>
          </table:table-cell>
          <table:table-cell table:style-name="ce14" table:formula="of:=[$dadosV2.$A18]" office:value-type="float" office:value="10.303612" calcext:value-type="float">
            <text:p>10.303612</text:p>
          </table:table-cell>
          <table:table-cell table:style-name="ce14" table:formula="of:=[$dadosV2.$A29]" office:value-type="float" office:value="10.482368" calcext:value-type="float">
            <text:p>10.482368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float" office:value="10.357277" calcext:value-type="float">
            <text:p>10.357277</text:p>
          </table:table-cell>
          <table:table-cell table:style-name="ce14" table:formula="of:=[$dadosV2.$A19]" office:value-type="float" office:value="10.306079" calcext:value-type="float">
            <text:p>10.306079</text:p>
          </table:table-cell>
          <table:table-cell table:style-name="ce14" table:formula="of:=[$dadosV2.$A30]" office:value-type="float" office:value="10.477585" calcext:value-type="float">
            <text:p>10.477585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float" office:value="10.354735" calcext:value-type="float">
            <text:p>10.354735</text:p>
          </table:table-cell>
          <table:table-cell table:style-name="ce14" table:formula="of:=[$dadosV2.$A20]" office:value-type="float" office:value="10.303275" calcext:value-type="float">
            <text:p>10.303275</text:p>
          </table:table-cell>
          <table:table-cell table:style-name="ce14" table:formula="of:=[$dadosV2.$A31]" office:value-type="float" office:value="10.484806" calcext:value-type="float">
            <text:p>10.484806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float" office:value="10.358161" calcext:value-type="float">
            <text:p>10.358161</text:p>
          </table:table-cell>
          <table:table-cell table:style-name="ce14" table:formula="of:=[$dadosV2.$A21]" office:value-type="float" office:value="10.302666" calcext:value-type="float">
            <text:p>10.302666</text:p>
          </table:table-cell>
          <table:table-cell table:style-name="ce14" table:formula="of:=[$dadosV2.$A32]" office:value-type="float" office:value="10.473574" calcext:value-type="float">
            <text:p>10.473574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float" office:value="10.358692" calcext:value-type="float">
            <text:p>10.358692</text:p>
          </table:table-cell>
          <table:table-cell table:style-name="ce14" table:formula="of:=[$dadosV2.$A22]" office:value-type="float" office:value="10.311797" calcext:value-type="float">
            <text:p>10.311797</text:p>
          </table:table-cell>
          <table:table-cell table:style-name="ce14" table:formula="of:=[$dadosV2.$A33]" office:value-type="float" office:value="10.478579" calcext:value-type="float">
            <text:p>10.478579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ms)</text:p>
          </table:table-cell>
          <table:covered-table-cell table:number-columns-repeated="4" table:style-name="ce21"/>
          <table:table-cell table:number-columns-repeated="34"/>
          <table:table-cell table:style-name="ce11" table:number-columns-repeated="985"/>
        </table:table-row>
        <table:table-row table:style-name="ro2">
          <table:table-cell table:style-name="ce31" office:value-type="string" calcext:value-type="string">
            <text:p>tmsg (B)</text:p>
          </table:table-cell>
          <table:table-cell table:style-name="ce1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10.3571" calcext:value-type="float">
            <text:p>10,3571</text:p>
          </table:table-cell>
          <table:table-cell table:style-name="ce24" table:formula="of:=ROUND(SUM([.C5:.C14])/10;4)" office:value-type="float" office:value="10.3066" calcext:value-type="float">
            <text:p>10,31</text:p>
          </table:table-cell>
          <table:table-cell table:style-name="ce31" table:formula="of:=ROUND(SUM([.D5:.D14])/10;4)" office:value-type="float" office:value="10.4803" calcext:value-type="float">
            <text:p>10,4803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2"/>
          <table:table-cell table:style-name="ce27"/>
          <table:table-cell table:number-columns-repeated="1010"/>
        </table:table-row>
        <table:table-row table:style-name="ro2" table:number-rows-repeated="2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10"/>
          <table:table-cell table:style-name="ce26" office:value-type="string" calcext:value-type="string" table:number-columns-spanned="5" table:number-rows-spanned="1">
            <text:p>LATENCIA MÉDIA</text:p>
          </table:table-cell>
          <table:covered-table-cell table:number-columns-repeated="4" table:style-name="ce34"/>
          <table:table-cell table:number-columns-repeated="1004"/>
        </table:table-row>
        <table:table-row table:style-name="ro2">
          <table:table-cell table:style-name="ce6" office:value-type="string" calcext:value-type="string">
            <text:p>tmsg (B)</text:p>
          </table:table-cell>
          <table:table-cell table:style-name="ce1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number-columns-repeated="11"/>
          <table:table-cell table:style-name="ce31" office:value-type="string" calcext:value-type="string">
            <text:p>tmsg (B)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4000" calcext:value-type="float">
            <text:p>4000</text:p>
          </table:table-cell>
          <table:table-cell table:number-columns-repeated="1005"/>
        </table:table-row>
        <table:table-row table:style-name="ro5">
          <table:table-cell table:style-name="ce30" office:value-type="string" calcext:value-type="string">
            <text:p>Vazão média MB/s (My Bcast)</text:p>
          </table:table-cell>
          <table:table-cell table:style-name="ce31" table:formula="of:=ROUND(([dadosV2.B1]*[dadosV2.D1])/([.B18]*1000*1000);0)" office:value-type="float" office:value="0" calcext:value-type="float">
            <text:p>0</text:p>
          </table:table-cell>
          <table:table-cell table:style-name="ce31" table:formula="of:=ROUND(([dadosV2.B12]*[dadosV2.D12])/([.C18]*1000*1000);0)" office:value-type="float" office:value="0" calcext:value-type="float">
            <text:p>0</text:p>
          </table:table-cell>
          <table:table-cell table:style-name="ce31" table:formula="of:=ROUND(([dadosV2.B23]*[dadosV2.D23])/([.D18]*1000*1000);0)" office:value-type="float" office:value="0" calcext:value-type="float">
            <text:p>0</text:p>
          </table:table-cell>
          <table:table-cell table:number-columns-repeated="11"/>
          <table:table-cell table:style-name="ce29" office:value-type="string" calcext:value-type="string">
            <text:p>Latencia média us/nmsg</text:p>
          </table:table-cell>
          <table:table-cell table:style-name="ce31" table:formula="of:=ROUND((([.$B18]*1000*1000)/[dadosV2.B1])/2;6)" office:value-type="float" office:value="40457.421875" calcext:value-type="float">
            <text:p>40457,421875</text:p>
          </table:table-cell>
          <table:table-cell table:style-name="ce31" table:formula="of:=ROUND((([.$C18]*1000*1000)/[dadosV2.B12])/2;6)" office:value-type="float" office:value="40260.15625" calcext:value-type="float">
            <text:p>40260,15625</text:p>
          </table:table-cell>
          <table:table-cell table:style-name="ce31" table:formula="of:=ROUND((([.$D18]*1000*1000)/[dadosV2.B23])/2;6)" office:value-type="float" office:value="40938.671875" calcext:value-type="float">
            <text:p>40938,671875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16"/>
          <table:table-cell table:style-name="ce27"/>
          <table:table-cell table:number-columns-repeated="100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9" table:default-cell-style-name="Default"/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1 nucleo):</text:p>
          </table:table-cell>
        </table:table-row>
        <table:table-row table:style-name="ro2">
          <table:table-cell office:value-type="float" office:value="10.356727" calcext:value-type="float">
            <text:p>10,356727</text:p>
          </table:table-cell>
          <table:table-cell table:number-columns-repeated="8"/>
        </table:table-row>
        <table:table-row table:style-name="ro2">
          <table:table-cell office:value-type="float" office:value="10.354445" calcext:value-type="float">
            <text:p>10,354445</text:p>
          </table:table-cell>
          <table:table-cell table:number-columns-repeated="8"/>
        </table:table-row>
        <table:table-row table:style-name="ro2">
          <table:table-cell office:value-type="float" office:value="10.351844" calcext:value-type="float">
            <text:p>10,351844</text:p>
          </table:table-cell>
          <table:table-cell table:number-columns-repeated="8"/>
        </table:table-row>
        <table:table-row table:style-name="ro2">
          <table:table-cell office:value-type="float" office:value="10.367353" calcext:value-type="float">
            <text:p>10,367353</text:p>
          </table:table-cell>
          <table:table-cell table:number-columns-repeated="8"/>
        </table:table-row>
        <table:table-row table:style-name="ro2">
          <table:table-cell office:value-type="float" office:value="10.352759" calcext:value-type="float">
            <text:p>10,352759</text:p>
          </table:table-cell>
          <table:table-cell table:number-columns-repeated="8"/>
        </table:table-row>
        <table:table-row table:style-name="ro2">
          <table:table-cell office:value-type="float" office:value="10.359035" calcext:value-type="float">
            <text:p>10,359035</text:p>
          </table:table-cell>
          <table:table-cell table:number-columns-repeated="8"/>
        </table:table-row>
        <table:table-row table:style-name="ro2">
          <table:table-cell table:style-name="ce28" office:value-type="float" office:value="10.357277" calcext:value-type="float">
            <text:p>10,36</text:p>
          </table:table-cell>
          <table:table-cell table:number-columns-repeated="8"/>
        </table:table-row>
        <table:table-row table:style-name="ro2">
          <table:table-cell office:value-type="float" office:value="10.354735" calcext:value-type="float">
            <text:p>10,354735</text:p>
          </table:table-cell>
          <table:table-cell table:number-columns-repeated="8"/>
        </table:table-row>
        <table:table-row table:style-name="ro2">
          <table:table-cell office:value-type="float" office:value="10.358161" calcext:value-type="float">
            <text:p>10,358161</text:p>
          </table:table-cell>
          <table:table-cell table:number-columns-repeated="8"/>
        </table:table-row>
        <table:table-row table:style-name="ro2">
          <table:table-cell office:value-type="float" office:value="10.358692" calcext:value-type="float">
            <text:p>10,3586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4 nucleos):</text:p>
          </table:table-cell>
        </table:table-row>
        <table:table-row table:style-name="ro2">
          <table:table-cell office:value-type="float" office:value="10.304078" calcext:value-type="float">
            <text:p>10,304078</text:p>
          </table:table-cell>
          <table:table-cell table:number-columns-repeated="8"/>
        </table:table-row>
        <table:table-row table:style-name="ro2">
          <table:table-cell office:value-type="float" office:value="10.321092" calcext:value-type="float">
            <text:p>10,321092</text:p>
          </table:table-cell>
          <table:table-cell table:number-columns-repeated="8"/>
        </table:table-row>
        <table:table-row table:style-name="ro2">
          <table:table-cell office:value-type="float" office:value="10.304596" calcext:value-type="float">
            <text:p>10,304596</text:p>
          </table:table-cell>
          <table:table-cell table:number-columns-repeated="8"/>
        </table:table-row>
        <table:table-row table:style-name="ro2">
          <table:table-cell office:value-type="float" office:value="10.303598" calcext:value-type="float">
            <text:p>10,303598</text:p>
          </table:table-cell>
          <table:table-cell table:number-columns-repeated="8"/>
        </table:table-row>
        <table:table-row table:style-name="ro2">
          <table:table-cell office:value-type="float" office:value="10.305057" calcext:value-type="float">
            <text:p>10,305057</text:p>
          </table:table-cell>
          <table:table-cell table:number-columns-repeated="8"/>
        </table:table-row>
        <table:table-row table:style-name="ro2">
          <table:table-cell office:value-type="float" office:value="10.303612" calcext:value-type="float">
            <text:p>10,303612</text:p>
          </table:table-cell>
          <table:table-cell table:number-columns-repeated="8"/>
        </table:table-row>
        <table:table-row table:style-name="ro2">
          <table:table-cell office:value-type="float" office:value="10.306079" calcext:value-type="float">
            <text:p>10,306079</text:p>
          </table:table-cell>
          <table:table-cell table:number-columns-repeated="8"/>
        </table:table-row>
        <table:table-row table:style-name="ro2">
          <table:table-cell office:value-type="float" office:value="10.303275" calcext:value-type="float">
            <text:p>10,303275</text:p>
          </table:table-cell>
          <table:table-cell table:number-columns-repeated="8"/>
        </table:table-row>
        <table:table-row table:style-name="ro2">
          <table:table-cell office:value-type="float" office:value="10.302666" calcext:value-type="float">
            <text:p>10,302666</text:p>
          </table:table-cell>
          <table:table-cell table:number-columns-repeated="8"/>
        </table:table-row>
        <table:table-row table:style-name="ro2">
          <table:table-cell office:value-type="float" office:value="10.311797" calcext:value-type="float">
            <text:p>10,31179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cluster, 4 pc's):</text:p>
          </table:table-cell>
        </table:table-row>
        <table:table-row table:style-name="ro2">
          <table:table-cell office:value-type="float" office:value="10.477459" calcext:value-type="float">
            <text:p>10,477459</text:p>
          </table:table-cell>
          <table:table-cell table:number-columns-repeated="8"/>
        </table:table-row>
        <table:table-row table:style-name="ro2">
          <table:table-cell office:value-type="float" office:value="10.477823" calcext:value-type="float">
            <text:p>10,477823</text:p>
          </table:table-cell>
          <table:table-cell table:number-columns-repeated="8"/>
        </table:table-row>
        <table:table-row table:style-name="ro2">
          <table:table-cell office:value-type="float" office:value="10.47528" calcext:value-type="float">
            <text:p>10,47528</text:p>
          </table:table-cell>
          <table:table-cell table:style-name="ce28"/>
          <table:table-cell table:number-columns-repeated="7"/>
        </table:table-row>
        <table:table-row table:style-name="ro2">
          <table:table-cell office:value-type="float" office:value="10.486731" calcext:value-type="float">
            <text:p>10,486731</text:p>
          </table:table-cell>
          <table:table-cell table:number-columns-repeated="8"/>
        </table:table-row>
        <table:table-row table:style-name="ro2">
          <table:table-cell office:value-type="float" office:value="10.48879" calcext:value-type="float">
            <text:p>10,48879</text:p>
          </table:table-cell>
          <table:table-cell table:number-columns-repeated="8"/>
        </table:table-row>
        <table:table-row table:style-name="ro2">
          <table:table-cell office:value-type="float" office:value="10.482368" calcext:value-type="float">
            <text:p>10,482368</text:p>
          </table:table-cell>
          <table:table-cell table:number-columns-repeated="8"/>
        </table:table-row>
        <table:table-row table:style-name="ro2">
          <table:table-cell office:value-type="float" office:value="10.477585" calcext:value-type="float">
            <text:p>10,477585</text:p>
          </table:table-cell>
          <table:table-cell table:number-columns-repeated="8"/>
        </table:table-row>
        <table:table-row table:style-name="ro2">
          <table:table-cell office:value-type="float" office:value="10.484806" calcext:value-type="float">
            <text:p>10,484806</text:p>
          </table:table-cell>
          <table:table-cell table:number-columns-repeated="8"/>
        </table:table-row>
        <table:table-row table:style-name="ro2">
          <table:table-cell office:value-type="float" office:value="10.473574" calcext:value-type="float">
            <text:p>10,473574</text:p>
          </table:table-cell>
          <table:table-cell table:number-columns-repeated="8"/>
        </table:table-row>
        <table:table-row table:style-name="ro2">
          <table:table-cell office:value-type="float" office:value="10.478579" calcext:value-type="float">
            <text:p>10,4785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acf20@j11:~/trab-5-paralela$</text:p>
          </table:table-cell>
          <table:table-cell table:number-columns-repeated="8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4"/>
        <table:table-row table:style-name="ro2">
          <table:table-cell table:style-name="ce44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10.3571" calcext:value-type="float">
            <text:p>10,36</text:p>
          </table:table-cell>
          <table:table-cell table:style-name="ce32" table:formula="of:=[$'tempo-e-vazaoV2'.C18]" office:value-type="float" office:value="10.3066" calcext:value-type="float">
            <text:p>10,31</text:p>
          </table:table-cell>
          <table:table-cell table:style-name="ce32" table:formula="of:=[$'tempo-e-vazaoV2'.D18]" office:value-type="float" office:value="10.4803" calcext:value-type="float">
            <text:p>10,48</text:p>
          </table:table-cell>
          <table:table-cell table:style-name="ce32" table:formula="of:=[$'tempo-e-vazaoV2'.E18]" office:value-type="float" office:value="0" calcext:value-type="float">
            <text:p>0,00</text:p>
          </table:table-cell>
          <table:table-cell table:style-name="ce32" table:formula="of:=[$'tempo-e-vazaoV2'.H18]" office:value-type="float" office:value="0" calcext:value-type="float">
            <text:p>0,00</text:p>
          </table:table-cell>
          <table:table-cell table:style-name="ce32" table:formula="of:=[$'tempo-e-vazaoV2'.I18]" office:value-type="float" office:value="0" calcext:value-type="float">
            <text:p>0,00</text:p>
          </table:table-cell>
          <table:table-cell table:style-name="ce32" table:formula="of:=[$'tempo-e-vazaoV2'.J18]" office:value-type="float" office:value="0" calcext:value-type="float">
            <text:p>0,00</text:p>
          </table:table-cell>
          <table:table-cell table:style-name="ce32" table:formula="of:=[$'tempo-e-vazaoV2'.K18]" office:value-type="float" office:value="0" calcext:value-type="float">
            <text:p>0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119.89" calcext:value-type="float">
            <text:p>119.89</text:p>
          </table:table-cell>
          <table:table-cell table:style-name="ce33" table:formula="of:=ROUND([.C3]/[.C4];2)" office:value-type="float" office:value="79.16" calcext:value-type="float">
            <text:p>79.16</text:p>
          </table:table-cell>
          <table:table-cell table:style-name="ce33" table:formula="of:=ROUND([.D3]/[.D4];2)" office:value-type="float" office:value="67.64" calcext:value-type="float">
            <text:p>67.64</text:p>
          </table:table-cell>
          <table:table-cell table:style-name="ce33" table:formula="of:=ROUND([.E3]/[.E4];2)" office:value-type="string" office:string-value="" calcext:value-type="error">
            <text:p>#DIV/0!</text:p>
          </table:table-cell>
          <table:table-cell table:style-name="ce33" table:formula="of:=ROUND([.F3]/[.F4];2)" office:value-type="string" office:string-value="" calcext:value-type="error">
            <text:p>#DIV/0!</text:p>
          </table:table-cell>
          <table:table-cell table:style-name="ce33" table:formula="of:=ROUND([.G3]/[.G4];2)" office:value-type="string" office:string-value="" calcext:value-type="error">
            <text:p>#DIV/0!</text:p>
          </table:table-cell>
          <table:table-cell table:style-name="ce33" table:formula="of:=ROUND([.H3]/[.H4];2)" office:value-type="string" office:string-value="" calcext:value-type="error">
            <text:p>#DIV/0!</text:p>
          </table:table-cell>
          <table:table-cell table:style-name="ce33" table:formula="of:=ROUND([.I3]/[.I4];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number-style style:name="N10156" number:language="en" number:country="US">
      <number:number number:decimal-places="6" number:min-decimal-places="6" number:min-integer-digits="1"/>
    </number:number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19T16:35:20.403260224</dc:date>
    <meta:editing-duration>PT12H47M22S</meta:editing-duration>
    <meta:editing-cycles>64</meta:editing-cycles>
    <meta:document-statistic meta:table-count="5" meta:cell-count="429" meta:object-count="7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4cm" svg:height="9.001cm" xlink:href=".." xlink:type="simple" chart:class="chart:bar" chart:style-name="ch1">
        <chart:title svg:x="6.53cm" svg:y="0.316cm" chart:style-name="ch2">
          <text:p>Knn</text:p>
        </chart:title>
        <chart:subtitle svg:x="4.162cm" svg:y="1.275cm" chart:style-name="ch3">
          <text:p>i7-4770 (4 core, 8 hyperthreads)</text:p>
        </chart:subtitle>
        <chart:legend chart:legend-position="end" svg:x="9.482cm" svg:y="4.201cm" style:legend-expansion="high" chart:style-name="ch4"/>
        <chart:plot-area chart:style-name="ch5" table:cell-range-address="'tempo-e-vazaoV2'.P42:'tempo-e-vazaoV2'.T43" chart:data-source-has-labels="both" svg:x="1.29cm" svg:y="2.138cm" svg:width="7.913cm" svg:height="5.702cm">
          <chart:coordinate-region svg:x="2.282cm" svg:y="2.138cm" svg:width="6.456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Q42:'tempo-e-vazaoV2'.T42"/>
          </chart:axis>
          <chart:axis chart:dimension="y" chart:name="primary-y" chart:style-name="ch8">
            <chart:title svg:x="4.903cm" svg:y="7.945cm" chart:style-name="ch9">
              <text:p>Latencia média (My Bcast)</text:p>
            </chart:title>
            <chart:grid chart:style-name="ch10" chart:class="major"/>
          </chart:axis>
          <chart:series chart:style-name="ch11" chart:values-cell-range-address="'tempo-e-vazaoV2'.Q43:'tempo-e-vazaoV2'.T43" chart:label-cell-address="'tempo-e-vazaoV2'.P43:'tempo-e-vazaoV2'.P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Q42:'tempo-e-vazaoV2'.T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tencia média us/nmsg</text:p>
                <draw:g>
                  <svg:desc>'tempo-e-vazaoV2'.P43:'tempo-e-vazaoV2'.P43</svg:desc>
                </draw:g>
              </table:table-cell>
              <table:table-cell office:value-type="float" office:value="40457.421875">
                <text:p>40457.421875</text:p>
                <draw:g>
                  <svg:desc>'tempo-e-vazaoV2'.Q43:'tempo-e-vazaoV2'.T43</svg:desc>
                </draw:g>
              </table:table-cell>
              <table:table-cell office:value-type="float" office:value="40260.15625">
                <text:p>40260.15625</text:p>
              </table:table-cell>
              <table:table-cell office:value-type="float" office:value="40938.671875">
                <text:p>40938.671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3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10.3571">
                <text:p>10.3571</text:p>
                <draw:g>
                  <svg:desc>'compara-v1-e-v2'.B4:'compara-v1-e-v2'.I4</svg:desc>
                </draw:g>
              </table:table-cell>
              <table:table-cell office:value-type="float" office:value="10.3066">
                <text:p>10.3066</text:p>
              </table:table-cell>
              <table:table-cell office:value-type="float" office:value="10.4803">
                <text:p>10.4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119.89">
                <text:p>119.89</text:p>
                <draw:g>
                  <svg:desc>'compara-v1-e-v2'.B5:'compara-v1-e-v2'.I5</svg:desc>
                </draw:g>
              </table:table-cell>
              <table:table-cell office:value-type="float" office:value="79.16">
                <text:p>79.16</text:p>
              </table:table-cell>
              <table:table-cell office:value-type="float" office:value="67.64">
                <text:p>6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98cm" svg:height="8.948cm" xlink:href=".." xlink:type="simple" chart:class="chart:bar" chart:style-name="ch1">
        <chart:title svg:x="6.682cm" svg:y="0.314cm" chart:style-name="ch2">
          <text:p>Knn</text:p>
        </chart:title>
        <chart:subtitle svg:x="4.314cm" svg:y="1.271cm" chart:style-name="ch3">
          <text:p>i7-4770 (4 core, 8 hyperthreads)</text:p>
        </chart:subtitle>
        <chart:legend chart:legend-position="end" svg:x="10.525cm" svg:y="3.817cm" style:legend-expansion="custom" svg:width="3.482cm" svg:height="1.317cm" style:legend-expansion-aspect-ratio="2.64388762338648" chart:style-name="ch4"/>
        <chart:plot-area chart:style-name="ch5" table:cell-range-address="'tempo-e-vazaoV2'.A42:'tempo-e-vazaoV2'.E43" chart:data-source-has-labels="both" svg:x="1.296cm" svg:y="2.132cm" svg:width="9.025cm" svg:height="5.657cm">
          <chart:coordinate-region svg:x="2.288cm" svg:y="2.132cm" svg:width="7.939cm" svg:height="5.01cm"/>
          <chart:axis chart:dimension="x" chart:name="primary-x" chart:style-name="ch6" chartooo:axis-type="auto">
            <chartooo:date-scale/>
            <chart:title svg:x="0.451cm" svg:y="5.613cm" chart:style-name="ch7">
              <text:p>tmsg (B)</text:p>
            </chart:title>
            <chart:categories table:cell-range-address="'tempo-e-vazaoV2'.B42:'tempo-e-vazaoV2'.E42"/>
          </chart:axis>
          <chart:axis chart:dimension="y" chart:name="primary-y" chart:style-name="ch8">
            <chart:title svg:x="6.247cm" svg:y="8.005cm" chart:style-name="ch9">
              <text:p>Vazão média</text:p>
            </chart:title>
            <chart:grid chart:style-name="ch10" chart:class="major"/>
          </chart:axis>
          <chart:series chart:style-name="ch11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B42:'tempo-e-vazaoV2'.E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zão média MB/s (My Bcast)</text:p>
                <draw:g>
                  <svg:desc>'tempo-e-vazaoV2'.A43:'tempo-e-vazaoV2'.A43</svg:desc>
                </draw:g>
              </table:table-cell>
              <table:table-cell office:value-type="float" office:value="0">
                <text:p>0</text:p>
                <draw:g>
                  <svg:desc>'tempo-e-vazaoV2'.B43:'tempo-e-vazaoV2'.E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